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Mangal1" svg:font-family="Mangal"/>
    <style:font-face style:name="Arial2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  <style:font-face style:name="TimesNewRomanPS-BoldMT" svg:font-family="TimesNewRomanPS-BoldMT" style:font-family-generic="system" style:font-pitch="variable"/>
    <style:font-face style:name="TimesNewRomanPSMT" svg:font-family="TimesNewRomanPSMT" style:font-family-generic="system" style:font-pitch="variable"/>
  </office:font-face-decls>
  <office:automatic-styles>
    <style:style style:name="Таблица1" style:family="table">
      <style:table-properties style:width="7.726cm" fo:margin-left="0cm" fo:margin-right="9.275cm" table:align="margins"/>
    </style:style>
    <style:style style:name="Таблица1.A" style:family="table-column">
      <style:table-column-properties style:column-width="1.508cm" style:rel-column-width="12792*"/>
    </style:style>
    <style:style style:name="Таблица1.B" style:family="table-column">
      <style:table-column-properties style:column-width="3.334cm" style:rel-column-width="28278*"/>
    </style:style>
    <style:style style:name="Таблица1.C" style:family="table-column">
      <style:table-column-properties style:column-width="2.884cm" style:rel-column-width="24465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1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0.056cm" fo:margin-right="0cm" fo:text-align="justify" style:justify-single-word="false" fo:text-indent="0cm" style:auto-text-indent="false" style:punctuation-wrap="hanging"/>
      <style:text-properties style:font-name="Calibri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1pt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Calibri" fo:font-size="11pt" fo:language="ru" fo:country="RU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Calibri" fo:font-size="11pt" fo:language="en" fo:country="US" style:font-size-asian="11pt" style:font-size-complex="11pt"/>
    </style:style>
    <style:style style:name="P5" style:family="paragraph" style:parent-style-name="Standard">
      <style:paragraph-properties fo:text-align="justify" style:justify-single-word="false" style:punctuation-wrap="hanging"/>
      <style:text-properties style:font-name="Calibri" fo:font-size="11pt" style:font-name-asian="TimesNewRomanPSMT" style:font-size-asian="11pt" style:font-name-complex="TimesNewRomanPSMT" style:font-size-complex="11pt"/>
    </style:style>
    <style:style style:name="P6" style:family="paragraph" style:parent-style-name="Standard">
      <style:paragraph-properties fo:text-align="justify" style:justify-single-word="false" style:punctuation-wrap="hanging"/>
      <style:text-properties style:font-name="Calibri" fo:font-size="11pt" fo:language="ru" fo:country="RU" style:font-name-asian="TimesNewRomanPSMT" style:font-size-asian="11pt" style:font-name-complex="TimesNewRomanPSMT" style:font-size-complex="11pt"/>
    </style:style>
    <style:style style:name="P7" style:family="paragraph" style:parent-style-name="Standard">
      <style:paragraph-properties fo:text-align="center" style:justify-single-word="false" style:punctuation-wrap="hanging"/>
      <style:text-properties style:font-name="Calibri" fo:font-size="11pt" fo:language="ru" fo:country="RU" style:font-name-asian="TimesNewRomanPSMT" style:font-size-asian="11pt" style:font-name-complex="TimesNewRomanPSMT" style:font-size-complex="11pt"/>
    </style:style>
    <style:style style:name="P8" style:family="paragraph" style:parent-style-name="Standard">
      <style:paragraph-properties fo:text-align="justify" style:justify-single-word="false" style:punctuation-wrap="hanging"/>
      <style:text-properties style:font-name="Calibri" fo:font-size="11pt" fo:language="ru" fo:country="RU" fo:font-weight="bold" style:font-name-asian="TimesNewRomanPSMT" style:font-size-asian="11pt" style:font-weight-asian="bold" style:font-name-complex="TimesNewRomanPSMT" style:font-size-complex="11pt" style:font-weight-complex="bold"/>
    </style:style>
    <style:style style:name="P9" style:family="paragraph" style:parent-style-name="Standard">
      <style:paragraph-properties fo:text-align="start" style:justify-single-word="false" style:punctuation-wrap="hanging"/>
      <style:text-properties style:font-name="Calibri" fo:font-size="11pt" fo:language="ru" fo:country="RU" fo:font-weight="normal" style:font-name-asian="TimesNewRomanPSMT" style:font-size-asian="11pt" style:font-weight-asian="normal" style:font-name-complex="TimesNewRomanPSMT" style:font-size-complex="11pt" style:font-weight-complex="normal"/>
    </style:style>
    <style:style style:name="P10" style:family="paragraph" style:parent-style-name="Standard" style:list-style-name="L1">
      <style:paragraph-properties fo:text-align="justify" style:justify-single-word="false" style:punctuation-wrap="hanging"/>
      <style:text-properties style:font-name="Calibri" fo:font-size="11pt" style:text-underline-style="solid" style:text-underline-width="auto" style:text-underline-color="font-color" fo:font-weight="bold" style:font-name-asian="TimesNewRomanPSMT" style:font-size-asian="11pt" style:font-weight-asian="bold" style:font-name-complex="TimesNewRomanPSMT" style:font-size-complex="11pt" style:font-weight-complex="bold"/>
    </style:style>
    <style:style style:name="P11" style:family="paragraph" style:parent-style-name="Standard" style:list-style-name="L1">
      <style:paragraph-properties fo:text-align="justify" style:justify-single-word="false" style:punctuation-wrap="hanging"/>
      <style:text-properties style:font-name="Calibri" fo:font-size="11pt" style:font-name-asian="TimesNewRomanPSMT" style:font-size-asian="11pt" style:font-name-complex="TimesNewRomanPSMT" style:font-size-complex="11pt"/>
    </style:style>
    <style:style style:name="P12" style:family="paragraph" style:parent-style-name="Standard" style:list-style-name="L2">
      <style:paragraph-properties fo:text-align="justify" style:justify-single-word="false" style:punctuation-wrap="hanging"/>
      <style:text-properties style:font-name="Calibri" fo:font-size="11pt" fo:language="ru" fo:country="RU" style:font-name-asian="TimesNewRomanPSMT" style:font-size-asian="11pt" style:font-name-complex="TimesNewRomanPSMT" style:font-size-complex="11pt"/>
    </style:style>
    <style:style style:name="P13" style:family="paragraph" style:parent-style-name="Standard">
      <style:paragraph-properties fo:text-align="justify" style:justify-single-word="false" style:punctuation-wrap="hanging"/>
      <style:text-properties style:font-name="Calibri" fo:font-size="11pt" fo:language="ru" fo:country="RU" style:font-name-asian="TimesNewRomanPSMT" style:font-size-asian="11pt" style:font-name-complex="TimesNewRomanPSMT" style:font-size-complex="11pt"/>
    </style:style>
    <style:style style:name="P14" style:family="paragraph" style:parent-style-name="Standard">
      <style:paragraph-properties fo:text-align="justify" style:justify-single-word="false" style:punctuation-wrap="hanging"/>
      <style:text-properties style:font-name="Calibri" fo:font-size="11pt" fo:language="ru" fo:country="RU" fo:font-weight="bold" style:font-name-asian="TimesNewRomanPSMT" style:font-size-asian="11pt" style:font-weight-asian="bold" style:font-name-complex="TimesNewRomanPSMT" style:font-size-complex="11pt" style:font-weight-complex="bold"/>
    </style:style>
    <style:style style:name="P15" style:family="paragraph" style:parent-style-name="Standard" style:list-style-name="L2">
      <style:paragraph-properties fo:text-align="justify" style:justify-single-word="false" style:punctuation-wrap="hanging"/>
    </style:style>
    <style:style style:name="P16" style:family="paragraph" style:parent-style-name="Table_20_Contents">
      <style:paragraph-properties fo:text-align="center" style:justify-single-word="false"/>
      <style:text-properties style:font-name="Calibri" fo:font-size="11pt" fo:language="en" fo:country="US" style:font-size-asian="11pt" style:font-size-complex="11pt"/>
    </style:style>
    <style:style style:name="P1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2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-asian="TimesNewRomanPSMT" style:font-name-complex="TimesNewRomanPSMT"/>
    </style:style>
    <style:style style:name="T2" style:family="text">
      <style:text-properties style:font-name="Calibri" fo:font-size="11pt" fo:language="ru" fo:country="RU" style:font-name-asian="TimesNewRomanPSMT" style:font-size-asian="11pt" style:font-name-complex="TimesNewRomanPSMT" style:font-size-complex="11pt"/>
    </style:style>
    <style:style style:name="T3" style:family="text">
      <style:text-properties style:font-name-asian="TimesNewRomanPS-BoldMT" style:font-name-complex="Times New Roman"/>
    </style:style>
    <style:style style:name="T4" style:family="text">
      <style:text-properties style:text-position="sub 58%" style:font-name="Calibri" fo:font-size="11pt" fo:language="ru" fo:country="RU" style:font-name-asian="TimesNewRomanPSMT" style:font-size-asian="11pt" style:font-name-complex="TimesNewRomanPSMT" style:font-size-complex="11pt"/>
    </style:style>
    <style:style style:name="T5" style:family="text">
      <style:text-properties fo:language="ru" fo:country="RU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use-window-font-color="true" style:text-outline="false" style:text-line-through-style="none" style:font-name="Arial2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font-name="Arial2" fo:font-size="7pt" fo:font-style="normal" fo:text-shadow="none" style:text-underline-style="none" fo:font-weight="normal" style:letter-kerning="true" style:font-name-asian="Microsoft YaHei" style:font-size-asian="7pt" style:font-style-asian="normal" style:font-weight-asian="normal" style:font-name-complex="Mangal" style:font-size-complex="7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26cm" fo:text-indent="-0.635cm" fo:margin-left="1.32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1cm" fo:text-indent="-0.635cm" fo:margin-left="1.96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96cm" fo:text-indent="-0.635cm" fo:margin-left="2.59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1cm" fo:text-indent="-0.635cm" fo:margin-left="3.2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66cm" fo:text-indent="-0.635cm" fo:margin-left="3.86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01cm" fo:text-indent="-0.635cm" fo:margin-left="4.5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36cm" fo:text-indent="-0.635cm" fo:margin-left="5.13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71cm" fo:text-indent="-0.635cm" fo:margin-left="5.77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06cm" fo:text-indent="-0.635cm" fo:margin-left="6.40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41cm" fo:text-indent="-0.635cm" fo:margin-left="7.041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3cm" draw:marker-start-center="false" draw:marker-end="Стили_20_стрелок_20_3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3cm" draw:marker-start-center="false" draw:marker-end="Стили_20_стрелок_20_3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solid" draw:stroke-dash="Fine_20_Dashed_20__28_var_29_" svg:stroke-width="0cm" svg:stroke-color="#ff0000" draw:marker-start="" draw:marker-start-width="0.3cm" draw:marker-start-center="false" draw:marker-end="Стили_20_стрелок_20_4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solid" draw:stroke-dash="Ultrafine_20_Dashed" svg:stroke-width="0cm" svg:stroke-color="#008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" style:family="graphic">
      <style:graphic-properties draw:stroke="solid" draw:stroke-dash="Ultrafine_20_Dashed" svg:stroke-width="0cm" svg:stroke-color="#008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" style:family="graphic">
      <style:graphic-properties draw:stroke="solid" draw:stroke-dash="Ultrafine_20_Dashed" svg:stroke-width="0cm" svg:stroke-color="#008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" style:family="graphic">
      <style:graphic-properties draw:stroke="solid" draw:stroke-dash="Fine_20_Dashed_20__28_var_29_" svg:stroke-width="0cm" svg:stroke-color="#0000ff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" style:family="graphic">
      <style:graphic-properties draw:stroke="solid" draw:stroke-dash="Fine_20_Dashed_20__28_var_29_" svg:stroke-width="0cm" svg:stroke-color="#0000ff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" style:family="graphic">
      <style:graphic-properties draw:stroke="solid" draw:stroke-dash="Fine_20_Dashed_20__28_var_29_" svg:stroke-width="0cm" svg:stroke-color="#0000ff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" style:family="graphic">
      <style:graphic-properties draw:stroke="solid" draw:stroke-dash="Ultrafine_20_Dashed" svg:stroke-width="0cm" svg:stroke-color="#ff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5" style:family="graphic">
      <style:graphic-properties draw:stroke="none" draw:stroke-dash="Ultrafine_20_Dashed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568cm" fo:min-width="0.0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6" style:family="graphic">
      <style:graphic-properties draw:stroke="none" draw:stroke-dash="Ultrafine_20_Dashed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568cm" fo:min-width="0.092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7" style:family="graphic">
      <style:graphic-properties draw:stroke="none" draw:stroke-dash="Ultrafine_20_Dashed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cm" fo:min-width="0.11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8" style:family="graphic">
      <style:graphic-properties draw:stroke="none" draw:stroke-dash="Ultrafine_20_Dashed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cm" fo:min-width="0.11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9" style:family="graphic">
      <style:graphic-properties draw:stroke="none" draw:stroke-dash="Ultrafine_20_Dashed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568cm" fo:min-width="0.2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0" style:family="graphic">
      <style:graphic-properties draw:stroke="none" draw:stroke-dash="Ultrafine_20_Dashed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cm" fo:min-width="0.2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2" style:family="graphic">
      <style:graphic-properties draw:stroke="none" draw:stroke-dash="Ultrafine_20_Dashed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568cm" fo:min-width="0.293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4" style:family="graphic">
      <style:graphic-properties draw:stroke="none" draw:stroke-dash="Ultrafine_20_Dashed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568cm" fo:min-width="0.293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5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6" style:family="graphic">
      <style:graphic-properties draw:stroke="solid" svg:stroke-width="0cm" svg:stroke-color="#000000" draw:marker-start="" draw:marker-start-width="0.3cm" draw:marker-start-center="false" draw:marker-end="Стили_20_стрелок_20_3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7" style:family="graphic">
      <style:graphic-properties draw:stroke="solid" svg:stroke-width="0cm" svg:stroke-color="#000000" draw:marker-start="" draw:marker-start-width="0.3cm" draw:marker-start-center="false" draw:marker-end="Стили_20_стрелок_20_3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8" style:family="graphic">
      <style:graphic-properties draw:stroke="solid" draw:stroke-dash="Fine_20_Dashed_20__28_var_29_" svg:stroke-width="0cm" svg:stroke-color="#ff0000" draw:marker-start="" draw:marker-start-width="0.3cm" draw:marker-start-center="false" draw:marker-end="Стили_20_стрелок_20_4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9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1" style:family="graphic">
      <style:graphic-properties draw:stroke="solid" draw:stroke-dash="Ultrafine_20_Dashed" svg:stroke-width="0cm" svg:stroke-color="#008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2" style:family="graphic">
      <style:graphic-properties draw:stroke="solid" draw:stroke-dash="Ultrafine_20_Dashed" svg:stroke-width="0cm" svg:stroke-color="#008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3" style:family="graphic">
      <style:graphic-properties draw:stroke="solid" draw:stroke-dash="Fine_20_Dashed_20__28_var_29_" svg:stroke-width="0cm" svg:stroke-color="#0000ff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4" style:family="graphic">
      <style:graphic-properties draw:stroke="solid" draw:stroke-dash="Fine_20_Dashed_20__28_var_29_" svg:stroke-width="0cm" svg:stroke-color="#0000ff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5" style:family="graphic">
      <style:graphic-properties draw:stroke="solid" draw:stroke-dash="Fine_20_Dashed_20__28_var_29_" svg:stroke-width="0cm" svg:stroke-color="#0000ff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6" style:family="graphic">
      <style:graphic-properties draw:stroke="solid" draw:stroke-dash="Ultrafine_20_Dashed" svg:stroke-width="0cm" svg:stroke-color="#ff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7" style:family="graphic">
      <style:graphic-properties draw:stroke="none" draw:stroke-dash="Ultrafine_20_Dashed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cm" fo:min-width="0.03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8" style:family="graphic">
      <style:graphic-properties draw:stroke="none" draw:stroke-dash="Ultrafine_20_Dashed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cm" fo:min-width="0.03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9" style:family="graphic">
      <style:graphic-properties draw:stroke="none" draw:stroke-dash="Ultrafine_20_Dashed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cm" fo:min-width="0.05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0" style:family="graphic">
      <style:graphic-properties draw:stroke="none" draw:stroke-dash="Ultrafine_20_Dashed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cm" fo:min-width="0.05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1" style:family="graphic">
      <style:graphic-properties draw:stroke="none" draw:stroke-dash="Ultrafine_20_Dashed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cm" fo:min-width="0.173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2" style:family="graphic">
      <style:graphic-properties draw:stroke="none" draw:stroke-dash="Ultrafine_20_Dashed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cm" fo:min-width="0.17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4" style:family="graphic">
      <style:graphic-properties draw:stroke="none" draw:stroke-dash="Ultrafine_20_Dashed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cm" fo:min-width="0.21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6" style:family="graphic">
      <style:graphic-properties draw:stroke="none" draw:stroke-dash="Ultrafine_20_Dashed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cm" fo:min-width="0.21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7" style:family="graphic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8" style:family="graphic">
      <style:graphic-properties draw:stroke="solid" draw:stroke-dash="Fine_20_Dashed_20__28_var_29_" svg:stroke-width="0cm" svg:stroke-color="#008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9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0" style:family="graphic">
      <style:graphic-properties draw:stroke="solid" svg:stroke-width="0cm" svg:stroke-color="#000000" draw:marker-start="" draw:marker-start-width="0.3cm" draw:marker-start-center="false" draw:marker-end="Стили_20_стрелок_20_3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1" style:family="graphic">
      <style:graphic-properties draw:stroke="solid" svg:stroke-width="0cm" svg:stroke-color="#000000" draw:marker-start="" draw:marker-start-width="0.3cm" draw:marker-start-center="false" draw:marker-end="Стили_20_стрелок_20_3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2" style:family="graphic">
      <style:graphic-properties draw:stroke="solid" draw:stroke-dash="Fine_20_Dashed_20__28_var_29_" svg:stroke-width="0cm" svg:stroke-color="#ff0000" draw:marker-start="" draw:marker-start-width="0.3cm" draw:marker-start-center="false" draw:marker-end="Стили_20_стрелок_20_4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3" style:family="graphic">
      <style:graphic-properties draw:stroke="solid" draw:stroke-dash="Ultrafine_20_Dashed" svg:stroke-width="0cm" svg:stroke-color="#008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6" style:family="graphic">
      <style:graphic-properties draw:stroke="solid" draw:stroke-dash="Ultrafine_20_Dashed" svg:stroke-width="0cm" svg:stroke-color="#008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7" style:family="graphic">
      <style:graphic-properties draw:stroke="dash" draw:stroke-dash="Ultrafine_20_Dashed" svg:stroke-width="0cm" svg:stroke-color="#008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8" style:family="graphic">
      <style:graphic-properties draw:stroke="dash" draw:stroke-dash="Fine_20_Dashed_20__28_var_29_" svg:stroke-width="0cm" svg:stroke-color="#0000ff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9" style:family="graphic">
      <style:graphic-properties draw:stroke="solid" draw:stroke-dash="Fine_20_Dashed_20__28_var_29_" svg:stroke-width="0cm" svg:stroke-color="#0000ff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0" style:family="graphic">
      <style:graphic-properties draw:stroke="solid" draw:stroke-dash="Fine_20_Dashed_20__28_var_29_" svg:stroke-width="0cm" svg:stroke-color="#0000ff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1" style:family="graphic">
      <style:graphic-properties draw:stroke="solid" draw:stroke-dash="Ultrafine_20_Dashed" svg:stroke-width="0cm" svg:stroke-color="#ff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2" style:family="graphic">
      <style:graphic-properties draw:stroke="none" draw:stroke-dash="Ultrafine_20_Dashed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cm" fo:min-width="0.00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3" style:family="graphic">
      <style:graphic-properties draw:stroke="none" draw:stroke-dash="Ultrafine_20_Dashed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cm" fo:min-width="0.00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4" style:family="graphic">
      <style:graphic-properties draw:stroke="none" draw:stroke-dash="Ultrafine_20_Dashed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572cm" fo:min-width="0.023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5" style:family="graphic">
      <style:graphic-properties draw:stroke="none" draw:stroke-dash="Ultrafine_20_Dashed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cm" fo:min-width="0.023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6" style:family="graphic">
      <style:graphic-properties draw:stroke="none" draw:stroke-dash="Ultrafine_20_Dashed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cm" fo:min-width="0.136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7" style:family="graphic">
      <style:graphic-properties draw:stroke="none" draw:stroke-dash="Ultrafine_20_Dashed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cm" fo:min-width="0.136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9" style:family="graphic">
      <style:graphic-properties draw:stroke="none" draw:stroke-dash="Ultrafine_20_Dashed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cm" fo:min-width="0.178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1" style:family="graphic">
      <style:graphic-properties draw:stroke="none" draw:stroke-dash="Ultrafine_20_Dashed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cm" fo:min-width="0.18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2" style:family="graphic">
      <style:graphic-properties draw:stroke="dash" draw:stroke-dash="Fine_20_Dashed_20__28_var_29_" svg:stroke-width="0cm" svg:stroke-color="#008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3" style:family="graphic">
      <style:graphic-properties draw:stroke="solid" draw:stroke-dash="Ultrafine_20_Dashed" svg:stroke-width="0cm" svg:stroke-color="#0000ff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4" style:family="graphic">
      <style:graphic-properties draw:stroke="solid" draw:stroke-dash="Ultrafine_20_Dashed" svg:stroke-width="0cm" svg:stroke-color="#008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5" style:family="graphic">
      <style:graphic-properties draw:stroke="dash" draw:stroke-dash="Fine_20_Dashed_20__28_var_29_" svg:stroke-width="0cm" svg:stroke-color="#0000ff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7" style:family="graphic">
      <style:graphic-properties draw:stroke="solid" draw:stroke-dash="Fine_20_Dashed_20__28_var_29_" svg:stroke-width="0cm" svg:stroke-color="#ff0000" draw:marker-start="" draw:marker-start-width="0.3cm" draw:marker-start-center="false" draw:marker-end="Стили_20_стрелок_20_4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8" style:family="graphic">
      <style:graphic-properties draw:stroke="solid" draw:stroke-dash="Ultrafine_20_Dashed" svg:stroke-width="0cm" svg:stroke-color="#008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9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1" style:family="graphic">
      <style:graphic-properties draw:stroke="dash" draw:stroke-dash="Ultrafine_20_Dashed" svg:stroke-width="0cm" svg:stroke-color="#008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2" style:family="graphic">
      <style:graphic-properties draw:stroke="solid" draw:stroke-dash="Ultrafine_20_Dashed" svg:stroke-width="0cm" svg:stroke-color="#008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3" style:family="graphic">
      <style:graphic-properties draw:stroke="solid" draw:stroke-dash="Fine_20_Dashed_20__28_var_29_" svg:stroke-width="0cm" svg:stroke-color="#0000ff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4" style:family="graphic">
      <style:graphic-properties draw:stroke="solid" draw:stroke-dash="Fine_20_Dashed_20__28_var_29_" svg:stroke-width="0cm" svg:stroke-color="#0000ff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5" style:family="graphic">
      <style:graphic-properties draw:stroke="dash" draw:stroke-dash="Fine_20_Dashed_20__28_var_29_" svg:stroke-width="0cm" svg:stroke-color="#0000ff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6" style:family="graphic">
      <style:graphic-properties draw:stroke="solid" draw:stroke-dash="Ultrafine_20_Dashed" svg:stroke-width="0cm" svg:stroke-color="#ff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7" style:family="graphic">
      <style:graphic-properties draw:stroke="none" draw:stroke-dash="Ultrafine_20_Dashed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8" style:family="graphic">
      <style:graphic-properties draw:stroke="none" draw:stroke-dash="Ultrafine_20_Dashed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9" style:family="graphic">
      <style:graphic-properties draw:stroke="none" draw:stroke-dash="Ultrafine_20_Dashed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0" style:family="graphic">
      <style:graphic-properties draw:stroke="none" draw:stroke-dash="Ultrafine_20_Dashed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1" style:family="graphic">
      <style:graphic-properties draw:stroke="none" draw:stroke-dash="Ultrafine_20_Dashed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2" style:family="graphic">
      <style:graphic-properties draw:stroke="none" draw:stroke-dash="Ultrafine_20_Dashed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4" style:family="graphic">
      <style:graphic-properties draw:stroke="none" draw:stroke-dash="Ultrafine_20_Dashed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5" style:family="graphic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6" style:family="graphic">
      <style:graphic-properties draw:stroke="solid" draw:stroke-dash="Ultrafine_20_Dashed" svg:stroke-width="0cm" svg:stroke-color="#000000" draw:marker-start="" draw:marker-start-width="0.3cm" draw:marker-start-center="false" draw:marker-end="Стили_20_стрелок_20_3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7" style:family="graphic">
      <style:graphic-properties draw:stroke="solid" draw:stroke-dash="Ultrafine_20_Dashed" svg:stroke-width="0cm" svg:stroke-color="#000000" draw:marker-start="" draw:marker-start-width="0.3cm" draw:marker-start-center="false" draw:marker-end="Стили_20_стрелок_20_3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БИЛЕТ 4</text:span><text:span text:style-name="T1"> </text:span></text:p>
      <text:list xml:id="list36377870" text:style-name="L1">
        <text:list-item>
          <text:p text:style-name="P10">Построение изображения предмета в тонкой линзе (собирающая и рассеивающая линзы)</text:p>
        </text:list-item>
        <text:list-item>
          <text:p text:style-name="P11">Задача на расчет мощности электрического тока.</text:p>
        </text:list-item>
      </text:list>
      <text:p text:style-name="P5"/>
      <text:p text:style-name="P6">Чтобы построить изображение предмета АВ в тонкой линзе, необходимо:</text:p>
      <text:list xml:id="list36381572" text:style-name="L2">
        <text:list-item>
          <text:p text:style-name="P15"><text:span text:style-name="T2">Построить изображение точки А (А</text:span><text:span text:style-name="T4">1</text:span><text:span text:style-name="T2">) и точки В (В</text:span><text:span text:style-name="T4">1</text:span><text:span text:style-name="T2">)</text:span></text:p>
          <text:p text:style-name="P12">Алгоритм построения изображения точки</text:p>
          <text:list>
            <text:list-item>
              <text:p text:style-name="P12">Провести луч, проходящий через центр.</text:p>
              <text:p text:style-name="P12">При прохождении через линзу этот луч не меняет своего направления.</text:p>
            </text:list-item>
            <text:list-item>
              <text:p text:style-name="P12">Провести луч, падающий на линзу параллельно ее главной оптической оси.</text:p>
              <text:p text:style-name="P12">После преломления в линзе этот луч либо сам, если линза собирающая, либо своим продолжением в обратную сторону, если линза рассеивающая, проходит через главный фокус линзы.</text:p>
            </text:list-item>
            <text:list-item>
              <text:p text:style-name="P12">Пересечение этих лучей (или продолжений) и будет изображением точки.</text:p>
            </text:list-item>
          </text:list>
        </text:list-item>
        <text:list-item>
          <text:p text:style-name="P15"><text:span text:style-name="T2">Соединить точки А</text:span><text:span text:style-name="T4">1</text:span><text:span text:style-name="T2"> и В</text:span><text:span text:style-name="T4">1</text:span><text:span text:style-name="T2">. Отрезок А</text:span><text:span text:style-name="T4">1</text:span><text:span text:style-name="T2">В</text:span><text:span text:style-name="T4">1 <text:s/></text:span><text:span text:style-name="T2">и будет являться изображением данного предмета АВ.</text:span></text:p>
        </text:list-item>
      </text:list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3">Собирающая</text:p>
          </table:table-cell>
          <table:table-cell table:style-name="Таблица1.C1" office:value-type="string">
            <text:p text:style-name="P2"><draw:g text:anchor-type="paragraph" draw:z-index="5" draw:style-name="gr25"><draw:line draw:style-name="gr76" draw:text-style-name="P17" svg:x1="3.965cm" svg:y1="4.268cm" svg:x2="11.465cm" svg:y2="4.268cm">
         <text:p/>
        </draw:line><draw:line draw:style-name="gr77" draw:text-style-name="P17" svg:x1="5.965cm" svg:y1="3.768cm" svg:x2="5.965cm" svg:y2="1.268cm">
         <text:p/>
        </draw:line><draw:line draw:style-name="gr78" draw:text-style-name="P17" svg:x1="5.965cm" svg:y1="1.268cm" svg:x2="8.965cm" svg:y2="1.268cm">
         <text:p/>
        </draw:line><draw:custom-shape draw:style-name="gr79" draw:text-style-name="P17" svg:width="0.1cm" svg:height="0.101cm" svg:x="6.965cm" svg:y="4.217cm">
         <text:p/>
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<draw:custom-shape draw:style-name="gr80" draw:text-style-name="P17" svg:width="0.101cm" svg:height="0.101cm" svg:x="10.865cm" svg:y="4.217cm">
         <text:p/>
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<draw:line draw:style-name="gr81" draw:text-style-name="P17" svg:x1="8.964cm" svg:y1="1.268cm" svg:x2="6.964cm" svg:y2="4.268cm">
         <text:p/>
        </draw:line><draw:line draw:style-name="gr82" draw:text-style-name="P17" svg:x1="5.965cm" svg:y1="1.268cm" svg:x2="8.965cm" svg:y2="4.268cm">
         <text:p/>
        </draw:line><draw:line draw:style-name="gr83" draw:text-style-name="P17" svg:x1="5.965cm" svg:y1="3.768cm" svg:x2="8.965cm" svg:y2="4.268cm">
         <text:p/>
        </draw:line><draw:line draw:style-name="gr84" draw:text-style-name="P17" svg:x1="5.965cm" svg:y1="3.768cm" svg:x2="8.965cm" svg:y2="3.768cm">
         <text:p/>
        </draw:line><draw:line draw:style-name="gr85" draw:text-style-name="P17" svg:x1="8.964cm" svg:y1="3.768cm" svg:x2="6.964cm" svg:y2="4.268cm">
         <text:p/>
        </draw:line><draw:line draw:style-name="gr86" draw:text-style-name="P17" svg:x1="7.764cm" svg:y1="4.068cm" svg:x2="7.764cm" svg:y2="3.068cm">
         <text:p/>
        </draw:line><draw:frame draw:style-name="gr87" draw:text-style-name="P19" svg:width="0.807cm" svg:height="0.821cm" svg:x="6.666cm" svg:y="4.269cm">
         <draw:text-box>
          <text:p text:style-name="P18"><text:span text:style-name="T7">F</text:span></text:p>
         </draw:text-box>
        </draw:frame><draw:frame draw:style-name="gr88" draw:text-style-name="P19" svg:width="0.807cm" svg:height="0.821cm" svg:x="10.565cm" svg:y="4.269cm">
         <draw:text-box>
          <text:p text:style-name="P18"><text:span text:style-name="T7">F</text:span></text:p>
         </draw:text-box>
        </draw:frame><draw:frame draw:style-name="gr89" draw:text-style-name="P19" svg:width="0.835cm" svg:height="0.821cm" svg:x="5.233cm" svg:y="3.462cm">
         <draw:text-box>
          <text:p text:style-name="P18"><text:span text:style-name="T7">A</text:span></text:p>
         </draw:text-box>
        </draw:frame><draw:frame draw:style-name="gr90" draw:text-style-name="P19" svg:width="0.835cm" svg:height="0.821cm" svg:x="5.164cm" svg:y="0.862cm">
         <draw:text-box>
          <text:p text:style-name="P18"><text:span text:style-name="T7">B</text:span></text:p>
         </draw:text-box>
        </draw:frame><draw:frame draw:style-name="gr91" draw:text-style-name="P20" svg:width="0.902cm" svg:height="0.699cm" svg:x="7.565cm" svg:y="3.669cm">
         <draw:text-box>
          <text:p text:style-name="P18"><text:span text:style-name="T9">A</text:span><text:span text:style-name="T10">1</text:span></text:p>
         </draw:text-box>
        </draw:frame><draw:frame draw:style-name="gr92" draw:text-style-name="P20" svg:width="0.902cm" svg:height="0.699cm" svg:x="7.57cm" svg:y="2.767cm">
         <draw:text-box>
          <text:p text:style-name="P18"><text:span text:style-name="T9">B</text:span><text:span text:style-name="T10">1</text:span></text:p>
         </draw:text-box>
        </draw:frame><draw:custom-shape draw:style-name="gr93" draw:text-style-name="P17" svg:width="0.1cm" svg:height="0.101cm" svg:x="4.866cm" svg:y="4.217cm">
         <text:p/>
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<draw:frame draw:style-name="gr94" draw:text-style-name="P19" svg:width="1.082cm" svg:height="0.821cm" svg:x="4.387cm" svg:y="4.269cm">
         <draw:text-box>
          <text:p text:style-name="P18"><text:span text:style-name="T7">2F</text:span></text:p>
         </draw:text-box>
        </draw:frame><draw:line draw:style-name="gr95" draw:text-style-name="P17" svg:x1="8.965cm" svg:y1="0.268cm" svg:x2="8.965cm" svg:y2="5.268cm">
         <text:p/>
        </draw:line><draw:line draw:style-name="gr96" draw:text-style-name="P17" svg:x1="8.965cm" svg:y1="0.268cm" svg:x2="8.965cm" svg:y2="0.318cm">
         <text:p/>
        </draw:line><draw:line draw:style-name="gr97" draw:text-style-name="P17" svg:x1="8.965cm" svg:y1="5.327cm" svg:x2="8.965cm" svg:y2="5.277cm">
         <text:p/>
        </draw:line>
       </draw:g>Рассеивающая</text:p>
          </table:table-cell>
        </table:table-row>
        <table:table-row>
          <table:table-cell table:style-name="Таблица1.A2" office:value-type="string">
            <text:p text:style-name="P4">d&lt;F</text:p>
          </table:table-cell>
          <table:table-cell table:style-name="Таблица1.A2" office:value-type="string">
            <text:p text:style-name="P2">мнимое</text:p>
            <text:p text:style-name="P2">увеличенное</text:p>
            <text:p text:style-name="P2">прямое</text:p>
          </table:table-cell>
          <table:table-cell table:style-name="Таблица1.C2" table:number-rows-spanned="3" office:value-type="string">
            <text:p text:style-name="P2">мнимое</text:p>
            <text:p text:style-name="P2">уменьшенное</text:p>
            <text:p text:style-name="P2">прямое</text:p>
          </table:table-cell>
        </table:table-row>
        <table:table-row>
          <table:table-cell table:style-name="Таблица1.A2" office:value-type="string">
            <text:p text:style-name="P4">F&lt;d&lt;2F</text:p>
          </table:table-cell>
          <table:table-cell table:style-name="Таблица1.A2" office:value-type="string">
            <text:p text:style-name="P2">действительное</text:p>
            <text:p text:style-name="P2">увеличенное</text:p>
            <text:p text:style-name="P2">перевернутое</text:p>
          </table:table-cell>
          <table:covered-table-cell/>
        </table:table-row>
        <table:table-row>
          <table:table-cell table:style-name="Таблица1.A2" office:value-type="string">
            <text:p text:style-name="P4">d&gt;2F</text:p>
          </table:table-cell>
          <table:table-cell table:style-name="Таблица1.A2" office:value-type="string">
            <text:p text:style-name="P2">действительное</text:p>
            <text:p text:style-name="P2">уменьшенное</text:p>
            <text:p text:style-name="P2">перевернутое</text:p>
          </table:table-cell>
          <table:covered-table-cell/>
        </table:table-row>
      </table:table>
      <text:p text:style-name="P7"><draw:g text:anchor-type="paragraph" draw:z-index="2" draw:style-name="gr1"><draw:line draw:style-name="gr2" draw:text-style-name="P17" svg:x1="8.339cm" svg:y1="2.38cm" svg:x2="16.407cm" svg:y2="2.38cm">
      <text:p/>
     </draw:line><draw:line draw:style-name="gr3" draw:text-style-name="P17" svg:x1="11.64cm" svg:y1="2.38cm" svg:x2="11.64cm" svg:y2="0.381cm">
      <text:p/>
     </draw:line><draw:line draw:style-name="gr4" draw:text-style-name="P17" svg:x1="11.64cm" svg:y1="2.38cm" svg:x2="11.64cm" svg:y2="4.379cm">
      <text:p/>
     </draw:line><draw:line draw:style-name="gr5" draw:text-style-name="P17" svg:x1="9.441cm" svg:y1="1.881cm" svg:x2="9.441cm" svg:y2="0.881cm">
      <text:p/>
     </draw:line><draw:line draw:style-name="gr6" draw:text-style-name="P17" svg:x1="9.441cm" svg:y1="0.881cm" svg:x2="11.641cm" svg:y2="0.881cm">
      <text:p/>
     </draw:line><draw:custom-shape draw:style-name="gr7" draw:text-style-name="P17" svg:width="0.073cm" svg:height="0.1cm" svg:x="10.174cm" svg:y="2.332cm">
      <text:p/>
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</draw:custom-shape><draw:custom-shape draw:style-name="gr8" draw:text-style-name="P17" svg:width="0.073cm" svg:height="0.1cm" svg:x="13.035cm" svg:y="2.332cm">
      <text:p/>
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</draw:custom-shape><draw:line draw:style-name="gr9" draw:text-style-name="P17" svg:x1="11.64cm" svg:y1="0.881cm" svg:x2="16.041cm" svg:y2="5.38cm">
      <text:p/>
     </draw:line><draw:line draw:style-name="gr10" draw:text-style-name="P17" svg:x1="9.441cm" svg:y1="0.881cm" svg:x2="16.042cm" svg:y2="5.38cm">
      <text:p/>
     </draw:line><draw:line draw:style-name="gr11" draw:text-style-name="P17" svg:x1="9.441cm" svg:y1="1.881cm" svg:x2="16.042cm" svg:y2="3.381cm">
      <text:p/>
     </draw:line><draw:line draw:style-name="gr12" draw:text-style-name="P17" svg:x1="9.441cm" svg:y1="1.881cm" svg:x2="11.641cm" svg:y2="1.881cm">
      <text:p/>
     </draw:line><draw:line draw:style-name="gr13" draw:text-style-name="P17" svg:x1="11.64cm" svg:y1="1.881cm" svg:x2="16.041cm" svg:y2="3.381cm">
      <text:p/>
     </draw:line><draw:line draw:style-name="gr14" draw:text-style-name="P17" svg:x1="16.041cm" svg:y1="3.38cm" svg:x2="16.041cm" svg:y2="5.379cm">
      <text:p/>
     </draw:line><draw:frame draw:style-name="gr15" draw:text-style-name="P19" svg:width="0.807cm" svg:height="0.821cm" svg:x="9.953cm" svg:y="2.381cm">
      <draw:text-box>
       <text:p text:style-name="P18"><text:span text:style-name="T7">F</text:span></text:p>
      </draw:text-box>
     </draw:frame><draw:frame draw:style-name="gr16" draw:text-style-name="P19" svg:width="0.807cm" svg:height="0.821cm" svg:x="12.814cm" svg:y="2.381cm">
      <draw:text-box>
       <text:p text:style-name="P18"><text:span text:style-name="T7">F</text:span></text:p>
      </draw:text-box>
     </draw:frame><draw:frame draw:style-name="gr17" draw:text-style-name="P19" svg:width="0.835cm" svg:height="0.821cm" svg:x="8.904cm" svg:y="1.575cm">
      <draw:text-box>
       <text:p text:style-name="P18"><text:span text:style-name="T7">A</text:span></text:p>
      </draw:text-box>
     </draw:frame><draw:frame draw:style-name="gr18" draw:text-style-name="P19" svg:width="0.835cm" svg:height="0.821cm" svg:x="8.927cm" svg:y="0.482cm">
      <draw:text-box>
       <text:p text:style-name="P18"><text:span text:style-name="T7">B</text:span></text:p>
      </draw:text-box>
     </draw:frame><draw:frame draw:style-name="gr19" draw:text-style-name="P19" svg:width="1.011cm" svg:height="0.821cm" svg:x="15.968cm" svg:y="2.981cm">
      <draw:text-box>
       <text:p text:style-name="P18"><text:span text:style-name="T7">A</text:span><text:span text:style-name="T8">1</text:span></text:p>
      </draw:text-box>
     </draw:frame><draw:frame draw:style-name="gr20" draw:text-style-name="P19" svg:width="1.011cm" svg:height="0.821cm" svg:x="16.042cm" svg:y="5.08cm">
      <draw:text-box>
       <text:p text:style-name="P18"><text:span text:style-name="T7">B</text:span><text:span text:style-name="T8">1</text:span></text:p>
      </draw:text-box>
     </draw:frame><draw:custom-shape draw:style-name="gr21" draw:text-style-name="P17" svg:width="0.073cm" svg:height="0.1cm" svg:x="8.636cm" svg:y="2.332cm">
      <text:p/>
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</draw:custom-shape><draw:frame draw:style-name="gr22" draw:text-style-name="P19" svg:width="1.082cm" svg:height="0.821cm" svg:x="8.283cm" svg:y="2.381cm">
      <draw:text-box>
       <text:p text:style-name="P18"><text:span text:style-name="T7">2F</text:span></text:p>
      </draw:text-box>
     </draw:frame><draw:custom-shape draw:style-name="gr23" draw:text-style-name="P17" svg:width="0.075cm" svg:height="0.1cm" svg:x="14.502cm" svg:y="2.332cm">
      <text:p/>
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</draw:custom-shape><draw:frame draw:style-name="gr24" draw:text-style-name="P19" svg:width="1.082cm" svg:height="0.821cm" svg:x="14.15cm" svg:y="2.381cm">
      <draw:text-box>
       <text:p text:style-name="P18"><text:span text:style-name="T7">2F</text:span></text:p>
      </draw:text-box>
     </draw:frame>
    </draw:g><draw:g text:anchor-type="paragraph" draw:z-index="4" draw:style-name="gr25"><draw:line draw:style-name="gr49" draw:text-style-name="P17" svg:x1="0.521cm" svg:y1="6.553cm" svg:x2="7.442cm" svg:y2="6.553cm">
      <text:p/>
     </draw:line><draw:line draw:style-name="gr50" draw:text-style-name="P17" svg:x1="3.352cm" svg:y1="6.553cm" svg:x2="3.352cm" svg:y2="4.552cm">
      <text:p/>
     </draw:line><draw:line draw:style-name="gr51" draw:text-style-name="P17" svg:x1="3.352cm" svg:y1="6.553cm" svg:x2="3.352cm" svg:y2="8.554cm">
      <text:p/>
     </draw:line><draw:line draw:style-name="gr52" draw:text-style-name="P17" svg:x1="2.409cm" svg:y1="6.052cm" svg:x2="2.409cm" svg:y2="5.052cm">
      <text:p/>
     </draw:line><draw:line draw:style-name="gr53" draw:text-style-name="P17" svg:x1="2.409cm" svg:y1="5.052cm" svg:x2="3.353cm" svg:y2="5.052cm">
      <text:p/>
     </draw:line><draw:custom-shape draw:style-name="gr54" draw:text-style-name="P17" svg:width="0.064cm" svg:height="0.1cm" svg:x="2.094cm" svg:y="6.505cm">
      <text:p/>
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</draw:custom-shape><draw:custom-shape draw:style-name="gr55" draw:text-style-name="P17" svg:width="0.064cm" svg:height="0.1cm" svg:x="4.547cm" svg:y="6.505cm">
      <text:p/>
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</draw:custom-shape><draw:line draw:style-name="gr56" draw:text-style-name="P17" svg:x1="3.352cm" svg:y1="5.052cm" svg:x2="4.61cm" svg:y2="6.553cm">
      <text:p/>
     </draw:line><draw:line draw:style-name="gr57" draw:text-style-name="P17" svg:x1="-0.423cm" svg:y1="0.551cm" svg:x2="2.408cm" svg:y2="5.053cm">
      <text:p/>
     </draw:line><draw:line draw:style-name="gr58" draw:text-style-name="P17" svg:x1="2.408cm" svg:y1="6.053cm" svg:x2="-0.423cm" svg:y2="4.552cm">
      <text:p/>
     </draw:line><draw:line draw:style-name="gr59" draw:text-style-name="P17" svg:x1="2.409cm" svg:y1="6.053cm" svg:x2="3.353cm" svg:y2="6.053cm">
      <text:p/>
     </draw:line><draw:line draw:style-name="gr60" draw:text-style-name="P17" svg:x1="3.352cm" svg:y1="6.053cm" svg:x2="4.61cm" svg:y2="6.553cm">
      <text:p/>
     </draw:line><draw:line draw:style-name="gr61" draw:text-style-name="P17" svg:x1="-0.423cm" svg:y1="4.553cm" svg:x2="-0.423cm" svg:y2="0.551cm">
      <text:p/>
     </draw:line><draw:frame draw:style-name="gr62" draw:text-style-name="P19" svg:width="0.807cm" svg:height="0.821cm" svg:x="1.905cm" svg:y="6.554cm">
      <draw:text-box>
       <text:p text:style-name="P18"><text:span text:style-name="T7">F</text:span></text:p>
      </draw:text-box>
     </draw:frame><draw:frame draw:style-name="gr63" draw:text-style-name="P19" svg:width="0.807cm" svg:height="0.821cm" svg:x="4.36cm" svg:y="6.554cm">
      <draw:text-box>
       <text:p text:style-name="P18"><text:span text:style-name="T7">F</text:span></text:p>
      </draw:text-box>
     </draw:frame><draw:frame draw:style-name="gr64" draw:text-style-name="P19" svg:width="0.835cm" svg:height="0.823cm" svg:x="1.822cm" svg:y="5.747cm">
      <draw:text-box>
       <text:p text:style-name="P18"><text:span text:style-name="T7">A</text:span></text:p>
      </draw:text-box>
     </draw:frame><draw:frame draw:style-name="gr65" draw:text-style-name="P19" svg:width="0.835cm" svg:height="0.821cm" svg:x="1.78cm" svg:y="4.552cm">
      <draw:text-box>
       <text:p text:style-name="P18"><text:span text:style-name="T7">B</text:span></text:p>
      </draw:text-box>
     </draw:frame><draw:frame draw:style-name="gr66" draw:text-style-name="P19" svg:width="1.011cm" svg:height="0.821cm" svg:x="-1.058cm" svg:y="4.247cm">
      <draw:text-box>
       <text:p text:style-name="P18"><text:span text:style-name="T7">A</text:span><text:span text:style-name="T8">1</text:span></text:p>
      </draw:text-box>
     </draw:frame><draw:frame draw:style-name="gr67" draw:text-style-name="P19" svg:width="1.011cm" svg:height="0.821cm" svg:x="-1.217cm" svg:y="0.245cm">
      <draw:text-box>
       <text:p text:style-name="P18"><text:span text:style-name="T7">B</text:span><text:span text:style-name="T8">1</text:span></text:p>
      </draw:text-box>
     </draw:frame><draw:custom-shape draw:style-name="gr68" draw:text-style-name="P17" svg:width="0.064cm" svg:height="0.1cm" svg:x="0.773cm" svg:y="6.505cm">
      <text:p/>
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</draw:custom-shape><draw:frame draw:style-name="gr69" draw:text-style-name="P19" svg:width="1.082cm" svg:height="0.821cm" svg:x="0.473cm" svg:y="6.554cm">
      <draw:text-box>
       <text:p text:style-name="P18"><text:span text:style-name="T7">2F</text:span></text:p>
      </draw:text-box>
     </draw:frame><draw:custom-shape draw:style-name="gr70" draw:text-style-name="P17" svg:width="0.063cm" svg:height="0.1cm" svg:x="5.807cm" svg:y="6.505cm">
      <text:p/>
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</draw:custom-shape><draw:frame draw:style-name="gr71" draw:text-style-name="P19" svg:width="1.082cm" svg:height="0.821cm" svg:x="5.505cm" svg:y="6.554cm">
      <draw:text-box>
       <text:p text:style-name="P18"><text:span text:style-name="T7">2F</text:span></text:p>
      </draw:text-box>
     </draw:frame><draw:line draw:style-name="gr72" draw:text-style-name="P17" svg:x1="-0.423cm" svg:y1="0.551cm" svg:x2="3.352cm" svg:y2="5.053cm">
      <text:p/>
     </draw:line><draw:line draw:style-name="gr73" draw:text-style-name="P17" svg:x1="3.353cm" svg:y1="6.553cm" svg:x2="2.409cm" svg:y2="6.053cm">
      <text:p/>
     </draw:line><draw:line draw:style-name="gr74" draw:text-style-name="P17" svg:x1="2.409cm" svg:y1="5.052cm" svg:x2="3.353cm" svg:y2="6.553cm">
      <text:p/>
     </draw:line><draw:line draw:style-name="gr75" draw:text-style-name="P17" svg:x1="3.352cm" svg:y1="6.053cm" svg:x2="-0.423cm" svg:y2="4.552cm">
      <text:p/>
     </draw:line>
    </draw:g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g text:anchor-type="paragraph" draw:z-index="3" draw:style-name="gr25"><draw:line draw:style-name="gr26" draw:text-style-name="P17" svg:x1="11.633cm" svg:y1="2.286cm" svg:x2="11.633cm" svg:y2="0.286cm">
      <text:p/>
     </draw:line><draw:line draw:style-name="gr27" draw:text-style-name="P17" svg:x1="11.633cm" svg:y1="2.286cm" svg:x2="11.633cm" svg:y2="4.286cm">
      <text:p/>
     </draw:line><draw:line draw:style-name="gr28" draw:text-style-name="P17" svg:x1="8.239cm" svg:y1="1.786cm" svg:x2="8.239cm" svg:y2="0.786cm">
      <text:p/>
     </draw:line><draw:custom-shape draw:style-name="gr29" draw:text-style-name="P17" svg:width="0.068cm" svg:height="0.1cm" svg:x="10.301cm" svg:y="2.237cm">
      <text:p/>
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</draw:custom-shape><draw:custom-shape draw:style-name="gr30" draw:text-style-name="P17" svg:width="0.068cm" svg:height="0.1cm" svg:x="12.897cm" svg:y="2.237cm">
      <text:p/>
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</draw:custom-shape><draw:line draw:style-name="gr31" draw:text-style-name="P17" svg:x1="11.637cm" svg:y1="0.776cm" svg:x2="13.887cm" svg:y2="3.276cm">
      <text:p/>
     </draw:line><draw:line draw:style-name="gr32" draw:text-style-name="P17" svg:x1="8.256cm" svg:y1="0.776cm" svg:x2="13.834cm" svg:y2="3.276cm">
      <text:p/>
     </draw:line><draw:line draw:style-name="gr33" draw:text-style-name="P17" svg:x1="8.309cm" svg:y1="1.776cm" svg:x2="13.887cm" svg:y2="2.606cm">
      <text:p/>
     </draw:line><draw:line draw:style-name="gr34" draw:text-style-name="P17" svg:x1="8.26cm" svg:y1="1.779cm" svg:x2="11.633cm" svg:y2="1.786cm">
      <text:p/>
     </draw:line><draw:line draw:style-name="gr35" draw:text-style-name="P17" svg:x1="13.887cm" svg:y1="2.606cm" svg:x2="11.637cm" svg:y2="1.776cm">
      <text:p/>
     </draw:line><draw:line draw:style-name="gr36" draw:text-style-name="P17" svg:x1="13.893cm" svg:y1="2.607cm" svg:x2="13.886cm" svg:y2="3.267cm">
      <text:p/>
     </draw:line><draw:frame draw:style-name="gr37" draw:text-style-name="P19" svg:width="0.807cm" svg:height="0.821cm" svg:x="10.102cm" svg:y="2.286cm">
      <draw:text-box>
       <text:p text:style-name="P18"><text:span text:style-name="T7">F</text:span></text:p>
      </draw:text-box>
     </draw:frame><draw:frame draw:style-name="gr38" draw:text-style-name="P19" svg:width="0.807cm" svg:height="0.821cm" svg:x="12.7cm" svg:y="2.286cm">
      <draw:text-box>
       <text:p text:style-name="P18"><text:span text:style-name="T7">F</text:span></text:p>
      </draw:text-box>
     </draw:frame><draw:frame draw:style-name="gr39" draw:text-style-name="P19" svg:width="0.835cm" svg:height="0.821cm" svg:x="7.717cm" svg:y="1.48cm">
      <draw:text-box>
       <text:p text:style-name="P18"><text:span text:style-name="T7">A</text:span></text:p>
      </draw:text-box>
     </draw:frame><draw:frame draw:style-name="gr40" draw:text-style-name="P19" svg:width="0.835cm" svg:height="0.821cm" svg:x="7.706cm" svg:y="0.387cm">
      <draw:text-box>
       <text:p text:style-name="P18"><text:span text:style-name="T7">B</text:span></text:p>
      </draw:text-box>
     </draw:frame><draw:frame draw:style-name="gr41" draw:text-style-name="P19" svg:width="1.011cm" svg:height="0.821cm" svg:x="13.76cm" svg:y="2.17cm">
      <draw:text-box>
       <text:p text:style-name="P18"><text:span text:style-name="T7">A</text:span><text:span text:style-name="T8">1</text:span></text:p>
      </draw:text-box>
     </draw:frame><draw:frame draw:style-name="gr42" draw:text-style-name="P19" svg:width="1.011cm" svg:height="0.821cm" svg:x="13.746cm" svg:y="2.987cm">
      <draw:text-box>
       <text:p text:style-name="P18"><text:span text:style-name="T7">B</text:span><text:span text:style-name="T8">1</text:span></text:p>
      </draw:text-box>
     </draw:frame><draw:custom-shape draw:style-name="gr43" draw:text-style-name="P17" svg:width="0.068cm" svg:height="0.1cm" svg:x="8.904cm" svg:y="2.237cm">
      <text:p/>
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</draw:custom-shape><draw:frame draw:style-name="gr44" draw:text-style-name="P19" svg:width="1.082cm" svg:height="0.821cm" svg:x="8.587cm" svg:y="2.286cm">
      <draw:text-box>
       <text:p text:style-name="P18"><text:span text:style-name="T7">2F</text:span></text:p>
      </draw:text-box>
     </draw:frame><draw:custom-shape draw:style-name="gr45" draw:text-style-name="P17" svg:width="0.066cm" svg:height="0.1cm" svg:x="14.231cm" svg:y="2.237cm">
      <text:p/>
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</draw:custom-shape><draw:frame draw:style-name="gr46" draw:text-style-name="P19" svg:width="1.082cm" svg:height="0.821cm" svg:x="13.913cm" svg:y="1.47cm">
      <draw:text-box>
       <text:p text:style-name="P18"><text:span text:style-name="T7">2F</text:span></text:p>
      </draw:text-box>
     </draw:frame><draw:line draw:style-name="gr47" draw:text-style-name="P17" svg:x1="7.41cm" svg:y1="2.289cm" svg:x2="15.91cm" svg:y2="2.286cm">
      <text:p/>
     </draw:line><draw:line draw:style-name="gr48" draw:text-style-name="P17" svg:x1="8.26cm" svg:y1="0.779cm" svg:x2="11.588cm" svg:y2="0.779cm">
      <text:p/>
     </draw:line>
    </draw:g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Задача на расчет мощности электрического тока</text:p>
      <text:p text:style-name="P9"><text:span text:style-name="T6">Мощность электрического тока </text:span>(<draw:frame draw:style-name="fr1" draw:name="Объект2" text:anchor-type="as-char" svg:width="2.452cm" svg:height="0.515cm" draw:z-index="1"><draw:object xlink:href="./Object 2" xlink:type="simple" xlink:show="embed" xlink:actuate="onLoad"/><draw:image xlink:href="./ObjectReplacements/Object 2" xlink:type="simple" xlink:show="embed" xlink:actuate="onLoad"/>
    </draw:frame>) - физическая величина, показывающая какую работу совершает ток за единицу времени.</text:p>
      <text:p text:style-name="P6"><draw:frame draw:style-name="fr1" draw:name="Объект1" text:anchor-type="as-char" svg:width="4.463cm" svg:height="2.154cm" draw:z-index="0"><draw:object xlink:href="./Object 1" xlink:type="simple" xlink:show="embed" xlink:actuate="onLoad"/><draw:image xlink:href="./ObjectReplacements/Object 1" xlink:type="simple" xlink:show="embed" xlink:actuate="onLoad"/>
    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Mangal1" svg:font-family="Mangal"/>
    <style:font-face style:name="Arial2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  <style:font-face style:name="TimesNewRomanPS-BoldMT" svg:font-family="TimesNewRomanPS-BoldMT" style:font-family-generic="system" style:font-pitch="variable"/>
    <style:font-face style:name="TimesNewRomanPSMT" svg:font-family="TimesNewRomanPSMT" style:font-family-generic="system" style:font-pitch="variable"/>
  </office:font-face-decls>
  <office:styles>
    <draw:marker draw:name="Arrow" svg:viewBox="0 0 20 30" svg:d="m10 0-10 30h20z"/>
    <draw:marker draw:name="Стили_20_стрелок_20_3" draw:display-name="Стили стрелок 3" svg:viewBox="0 0 1131 902" svg:d="m564 0-564 902h1131z"/>
    <draw:marker draw:name="Стили_20_стрелок_20_4" draw:display-name="Стили стрелок 4" svg:viewBox="0 0 1131 1580" svg:d="m1013 1491 118 89-567-1580-564 1580 114-85 136-68 148-46 161-17 161 13 153 46z"/>
    <draw:stroke-dash draw:name="Fine_20_Dashed_20__28_var_29_" draw:display-name="Fine Dashed (var)" draw:style="rect" draw:dots1="1" draw:dots1-length="112%" draw:distance="112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5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6-05-08T15:03:16.46</meta:creation-date>
    <dc:date>2016-06-03T11:48:22.13</dc:date>
    <meta:editing-duration>P1DT12H20M53S</meta:editing-duration>
    <meta:editing-cycles>5</meta:editing-cycles>
    <meta:generator>OpenOffice.org/3.3$Win32 OpenOffice.org_project/330m20$Build-9567</meta:generator>
    <meta:document-statistic meta:table-count="1" meta:image-count="0" meta:object-count="2" meta:page-count="1" meta:paragraph-count="32" meta:word-count="159" meta:character-count="1119"/>
  </office:meta>
</office:document-meta>
</file>

<file path=Object 1/content.xml><?xml version="1.0" encoding="utf-8"?>
<math xmlns="http://www.w3.org/1998/Math/MathML">
  <semantics>
    <mtable>
      <mtr>
        <mtd>
          <mrow>
            <mi mathvariant="italic">Закон</mi>
            <mi/>
            <mi mathvariant="italic">Ома</mi>
            <mi/>
            <mrow>
              <mi>I</mi>
              <mo stretchy="false">=</mo>
              <mfrac>
                <mi>U</mi>
                <mi>R</mi>
              </mfrac>
            </mrow>
          </mrow>
        </mtd>
      </mtr>
      <mtr>
        <mtd>
          <mrow>
            <mrow>
              <mrow>
                <mi>P</mi>
                <mo stretchy="false">=</mo>
                <mfrac>
                  <mrow>
                    <mi/>
                    <mi>A</mi>
                  </mrow>
                  <mrow>
                    <mstyle mathsize="8pt">
                      <mrow>
                        <mo stretchy="false">Δ</mo>
                      </mrow>
                    </mstyle>
                    <mstyle mathsize="14pt">
                      <mrow>
                        <mo stretchy="false">τ</mo>
                      </mrow>
                    </mstyle>
                  </mrow>
                </mfrac>
              </mrow>
              <mo stretchy="false">=</mo>
              <mi>U</mi>
            </mrow>
            <mrow>
              <mrow>
                <mi>I</mi>
                <mo stretchy="false">=</mo>
                <mfrac>
                  <msup>
                    <mi>U</mi>
                    <mn>2</mn>
                  </msup>
                  <mi>R</mi>
                </mfrac>
              </mrow>
              <mo stretchy="false">=</mo>
              <msup>
                <mi>I</mi>
                <mn>2</mn>
              </msup>
            </mrow>
            <mi>R</mi>
          </mrow>
        </mtd>
      </mtr>
    </mtable>
    <annotation encoding="StarMath 5.0">alignl Закон`Ома `` 
I=U over R newline
P={`A} over {size 8 {%iDELTA} size 14 {%itau}}= U I=U^2 over R = I^2 R</annotation>
  </semantics>
</math>
</file>

<file path=Object 2/content.xml><?xml version="1.0" encoding="utf-8"?>
<math xmlns="http://www.w3.org/1998/Math/MathML">
  <semantics>
    <mrow>
      <mi>Р</mi>
      <mi>,</mi>
      <mi/>
      <mrow>
        <mrow>
          <mo stretchy="false">[</mo>
          <mi>P</mi>
          <mo stretchy="false">]</mo>
        </mrow>
        <mo stretchy="false">=</mo>
        <mtext>Вт</mtext>
      </mrow>
    </mrow>
    <annotation encoding="StarMath 5.0">Р,~[P]="Вт"
</annotation>
  </semantics>
</math>
</file>